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desarrollada y pulida, con tono técnico-accesible y un toque de misterio:</text:p>
      <text:p text:style-name="Horizontal_20_Line"/>
      <text:h text:style-name="Heading_20_3" text:outline-level="3"><text:span text:style-name="Strong_20_Emphasis">1. La reproducción como característica de la vida</text:span></text:h>
      <text:p text:style-name="Text_20_body">Todos los seres vivientes comparten una cualidad esencial: la capacidad de reproducirse. Desde las formas más simples, como las bacterias que se dividen en dos, hasta los organismos más complejos, como los mamíferos, la reproducción es un rasgo universal que define a la vida misma. Ningún ser vivo escapa a esta regla. Allí donde hay vida, hay reproducción.</text:p>
      <text:p text:style-name="Text_20_body">Podemos ir aún más lejos y afirmar que <text:span text:style-name="Strong_20_Emphasis">la reproducción es el verdadero inicio y origen de la vida</text:span>. Antes de que apareciera la primera célula, antes de que hubiera organismos diferenciados, debió surgir algo capaz de copiarse a sí mismo. Probablemente no fue más que una molécula primitiva, pero el instante en que logró replicarse marcó un antes y un después en la historia del universo. Ese fue el momento en que la materia, hasta entonces inerte y silenciosa, comenzó a comportarse de manera radicalmente distinta: empezó a perpetuarse, a generar continuidad, a abrir la puerta al fenómeno vital.</text:p>
      <text:p text:style-name="Text_20_body">Podemos resumirlo en una frase simple pero poderosa:<text:line-break/><text:span text:style-name="Strong_20_Emphasis">si algo está vivo, entonces se reproduce</text:span>.<text:line-break/>Este principio, aunque sencillo en apariencia, encierra una profundidad que apenas comenzamos a intuir.</text:p>
      <text:p text:style-name="Text_20_body">Porque la reproducción no es solo una característica más de la vida. No es simplemente un mecanismo para asegurar la permanencia de las especies. Representa algo mucho más extraordinario. Es, sin duda, uno de los fenómenos más asombrosos que existen en todo el universo.</text:p>
      <text:p text:style-name="Text_20_body">¿Por qué? Porque a través de la reproducción, la vida hace algo que la materia inerte no puede hacer: <text:span text:style-name="Strong_20_Emphasis">crea información</text:span>. Cada vez que un ser vivo se reproduce, no solo da origen a otro individuo, sino que también transmite instrucciones, patrones, estructuras de organización que permiten que ese nuevo individuo sea lo que es. Esas instrucciones —que en la biología conocemos como ADN— forman una suerte de lenguaje que codifica el conocimiento necesario para que la vida continúe su curso.</text:p>
      <text:p text:style-name="Text_20_body">Pero hay más. Este lenguaje no se limita a copiarse de manera mecánica. En cada acto reproductivo se producen pequeñas variaciones, adaptaciones sutiles que se suman a lo largo del tiempo. Gracias a esto, la información que circula entre generaciones no permanece inmóvil: evoluciona, se expande, se reconfigura. Es como si la vida escribiera, en cada nacimiento, una nueva página de una obra que nunca termina de completarse.</text:p>
      <text:p text:style-name="Text_20_body">Y aquí surge una pregunta inquietante:<text:line-break/>¿Es la reproducción solo un medio para propagar especies, o hay algo más profundo detrás de este fenómeno?</text:p>
      <text:p text:style-name="Text_20_body">Tal vez la reproducción no se limita a mantener la existencia de los organismos. Tal vez, en el fondo, está dando forma a un universo distinto, que no se encuentra hecho de materia, sino de ideas. Un universo lógico en el que la información se transforma y evoluciona, un espacio invisible que no podemos tocar, pero que guía silenciosamente el destino de la vida.</text:p>
      <text:p text:style-name="Text_20_body"><text:soft-page-break/>Podríamos llamarlo <text:span text:style-name="Strong_20_Emphasis">el universo del pensamiento</text:span>, o, si queremos rozar la dimensión espiritual de esta idea, <text:span text:style-name="Strong_20_Emphasis">el universo del espíritu</text:span>. Allí, cada acto de reproducción no sería solo la continuidad de la biología, sino también un paso en un proceso de cálculo, en una especie de pensamiento profundo que trasciende a cada individuo y al que todos, sin saberlo, contribuimos.</text:p>
      <text:p text:style-name="Text_20_body">No adelantaremos más por ahora. Basta con dejar sembrada la sospecha de que en la reproducción se esconde algo más que un simple mecanismo biológico. En las siguientes secciones descubriremos por qué este proceso no solo crea vida, sino que también mantiene en movimiento un sistema lógico que opera detrás de toda existencia.</text:p>
      <text:p text:style-name="Horizontal_20_Line"/>
      <text:p text:style-name="Text_20_body">¿Quieres que en la <text:span text:style-name="Strong_20_Emphasis">siguiente sección</text:span> abordemos la reproducción <text:span text:style-name="Strong_20_Emphasis">desde el punto de vista de su papel en el procesamiento de información</text:span> (enlace con la máquina lógica) o <text:span text:style-name="Strong_20_Emphasis">primero expliquemos brevemente los tipos biológicos de reproducción</text:span> (asexual y sexual) para dar contex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10:28:03.942000000</meta:creation-date>
    <dc:date>2025-08-30T10:33:11.055000000</dc:date>
    <meta:editing-duration>PT5M7S</meta:editing-duration>
    <meta:editing-cycles>1</meta:editing-cycles>
    <meta:document-statistic meta:table-count="0" meta:image-count="0" meta:object-count="0" meta:page-count="2" meta:paragraph-count="13" meta:word-count="646" meta:character-count="3963" meta:non-whitespace-character-count="3330"/>
    <meta:generator>LibreOffice/7.3.5.2$Windows_X86_64 LibreOffice_project/184fe81b8c8c30d8b5082578aee2fed2ea847c01</meta:generator>
  </office:meta>
</office:document-meta>
</file>